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9000002529DDE658FE6641EB3.png" manifest:media-type="image/png"/>
  <manifest:file-entry manifest:full-path="Pictures/10000000000001F40000012C6CBEE587092910E0.png" manifest:media-type="image/png"/>
  <manifest:file-entry manifest:full-path="Pictures/100002010000077C000002D387FA323A0E57027E.png" manifest:media-type="image/png"/>
  <manifest:file-entry manifest:full-path="Pictures/10000200000005E20000022C556A5BA5E4647B58.png" manifest:media-type="image/png"/>
  <manifest:file-entry manifest:full-path="Pictures/2000000A00009BA60000396DEFC57A4DA8BAF681.svm" manifest:media-type="image/x-svm"/>
  <manifest:file-entry manifest:full-path="Pictures/10000200000001F400000128405356F89A9D318A.png" manifest:media-type="image/png"/>
  <manifest:file-entry manifest:full-path="Pictures/2000000F0000339300001E7163802DB2CDD1A22F.svm" manifest:media-type="image/x-svm"/>
  <manifest:file-entry manifest:full-path="Pictures/10000000000006400000020CEB6DF0C19A8A2F3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watermark" draw:luminance="0%" draw:contrast="57%" draw:gamma="100%" draw:red="0%" draw:green="0%" draw:blue="0%" fo:clip="rect(0cm, 0.401cm, 0cm, 0.344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71cm, 13.286cm, 3.492cm, 14.203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08cm, 0cm, 0.181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2.332cm" svg:height="13.863cm" svg:x="10.268cm" svg:y="13.937cm">
          <draw:image xlink:href="Pictures/10000000000006400000020CEB6DF0C19A8A2F3F.jpg" xlink:type="simple" xlink:show="embed" xlink:actuate="onLoad" loext:mime-type="image/jpeg">
            <text:p/>
          </draw:image>
        </draw:frame>
        <draw:frame draw:style-name="gr2" draw:text-style-name="P1" draw:layer="layout" svg:width="62.105cm" svg:height="13.9cm" svg:x="0.5cm" svg:y="12.3cm">
          <draw:image xlink:href="Pictures/2000000A00009BA60000396DEFC57A4DA8BAF681.svm" xlink:type="simple" xlink:show="embed" xlink:actuate="onLoad" loext:mime-type="image/x-svm">
            <text:p/>
          </draw:image>
          <draw:image xlink:href="Pictures/10000200000005E20000022C556A5BA5E4647B58.png" xlink:type="simple" xlink:show="embed" xlink:actuate="onLoad" loext:mime-type="image/png"/>
        </draw:frame>
      </draw:page>
      <draw:page draw:name="page2" draw:style-name="dp1" draw:master-page-name="Default">
        <draw:frame draw:style-name="gr3" draw:text-style-name="P2" draw:layer="layout" svg:width="13.199cm" svg:height="7.792cm" svg:x="9.001cm" svg:y="21.1cm">
          <draw:image xlink:href="Pictures/100002010000077C000002D387FA323A0E57027E.png" xlink:type="simple" xlink:show="embed" xlink:actuate="onLoad" loext:mime-type="image/png">
            <text:p/>
          </draw:image>
        </draw:frame>
        <draw:frame draw:style-name="gr4" draw:text-style-name="P2" draw:layer="layout" svg:width="13.228cm" svg:height="7.937cm" svg:x="14.2cm" svg:y="5.963cm">
          <draw:image xlink:href="Pictures/10000000000001F40000012C6CBEE587092910E0.png" xlink:type="simple" xlink:show="embed" xlink:actuate="onLoad" loext:mime-type="image/png">
            <text:p/>
          </draw:image>
        </draw:frame>
        <draw:frame draw:style-name="gr5" draw:text-style-name="P2" draw:layer="layout" svg:width="13.2cm" svg:height="7.79cm" svg:x="24.9cm" svg:y="21.301cm">
          <draw:image xlink:href="Pictures/1000020100000389000002529DDE658FE6641EB3.png" xlink:type="simple" xlink:show="embed" xlink:actuate="onLoad" loext:mime-type="image/png">
            <text:p/>
          </draw:image>
        </draw:frame>
        <draw:frame draw:style-name="gr4" draw:text-style-name="P2" draw:layer="layout" svg:width="13.202cm" svg:height="7.792cm" svg:x="36.2cm" svg:y="6.1cm">
          <draw:image xlink:href="Pictures/2000000F0000339300001E7163802DB2CDD1A22F.svm" xlink:type="simple" xlink:show="embed" xlink:actuate="onLoad" loext:mime-type="image/x-svm">
            <text:p/>
          </draw:image>
          <draw:image xlink:href="Pictures/10000200000001F400000128405356F89A9D318A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3:36:14.667888331</meta:creation-date>
    <dc:date>2022-01-07T15:45:47.167341378</dc:date>
    <meta:editing-duration>PT12M27S</meta:editing-duration>
    <meta:editing-cycles>2</meta:editing-cycles>
    <meta:generator>LibreOffice/6.4.7.2$Linux_X86_64 LibreOffice_project/40$Build-2</meta:generator>
    <meta:document-statistic meta:object-count="6"/>
  </office:meta>
</office:document-meta>
</file>